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oup Project – Sprint 0 – Team 5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Ronan Monahan<text:line-break/>Ger Hennessy<text:line-break/>Fergal Byrne<text:line-break/>Ian Murray<text:line-break/>Muireann Walsh<text:line-break/>Paula Suciu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he team held 8 daily standups</text:p>
                <text:list>
                  <text:list-item>
                    <text:p>The first 3 dealt with planning</text:p>
                    <text:list>
                      <text:list-item>
                        <text:p>-Overall approach - Assumption formation -Database design</text:p>
                      </text:list-item>
                    </text:list>
                  </text:list-item>
                  <text:list-item>
                    <text:p>The next 3 with coding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The final 2 with deployment/code submission/demo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4cm" svg:y="3.622cm" presentation:class="outline" presentation:user-transformed="true">
          <draw:text-box>
            <text:list text:style-name="L3">
              <text:list-item>
                <text:p>In designing the database 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19T12:52:02</dc:date>
    <meta:editing-duration>PT30M24S</meta:editing-duration>
    <meta:editing-cycles>4</meta:editing-cycles>
    <meta:document-statistic meta:object-count="33"/>
  </office:meta>
</office:document-meta>
</file>